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ternet-in-a-Box Wired Notes</text:h>
      <text:p text:style-name="Text_20_body">2 May 2013</text:p>
      <text:p text:style-name="Text_20_body"/>
      <text:p text:style-name="Text_20_body">Connect the device to power and ethernet on a LAN with a DHCP server. <text:s/>The device should boot and connect to the network using DHCP. <text:s/>Once booted, the device advertises its presence using the hostname “know” on NetBIOS (for Windows) and mDNS (Mac and Linux).</text:p>
      <text:p text:style-name="Text_20_body"/>
      <text:p text:style-name="Text_20_body">To use, open a web browser on a computer on the LAN. <text:s/>Type “<text:a xlink:type="simple" xlink:href="http://know/">http://know</text:a>” into the address bar. <text:s/>If that does not work, type “<text:a xlink:type="simple" xlink:href="http://know.local/">http://know.local</text:a>” (Mac and Linux).</text:p>
      <text:p text:style-name="Text_20_body"/>
      <text:p text:style-name="Text_20_body">If neither “know” nor “know.local” works, then you may need to reserve a static IP address for the device and use the IP address in the browser, such as “<text:a xlink:type="simple" xlink:href="http://192.168.1.50/">http://192.168.1.50</text:a>”. <text:s/>Reserve a static IP address for the device's ethernet MAC address in your DHCP server.</text:p>
      <text:p text:style-name="Text_20_body"/>
      <text:p text:style-name="Text_20_body">For more information see <text:a xlink:type="simple" xlink:href="http://internet-in-a-box.org/">http://internet-in-a-box.org</text:a></text:p>
      <text:p text:style-name="Text_20_body"/>
      <text:p text:style-name="Text_20_body">For help, contact:</text:p>
      <text:p text:style-name="Text_20_body">Braddock Gaskill</text:p>
      <text:p text:style-name="Text_20_body"><text:a xlink:type="simple" xlink:href="mailto:braddock@braddock.com">braddock@braddock.com</text:a></text:p>
      <text:p text:style-name="Text_20_body">443-854-4691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ddock </meta:initial-creator>
    <meta:creation-date>2013-05-02T09:25:14</meta:creation-date>
    <dc:date>2013-05-02T09:31:14</dc:date>
    <dc:creator>Braddock </dc:creator>
    <meta:editing-duration>P0D</meta:editing-duration>
    <meta:editing-cycles>1</meta:editing-cycles>
    <meta:document-statistic meta:table-count="0" meta:image-count="0" meta:object-count="0" meta:page-count="1" meta:paragraph-count="10" meta:word-count="136" meta:character-count="840" meta:non-whitespace-character-count="709"/>
    <meta:generator>LibreOffice/3.5$Linux_X86_64 LibreOffice_project/350m1$Build-2</meta:generator>
  </office:meta>
</office:document-meta>
</file>